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100*10^-3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ž</text:p>
          </table:table-cell>
          <table:table-cell table:formula="of:=[.C2]/[.C3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/Rž</text:p>
          </table:table-cell>
          <table:table-cell table:formula="of:=1/[.C5]" office:value-type="float" office:value="0.00416666666666667" calcext:value-type="float">
            <text:p>0,004166666666666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/>
          <table:table-cell office:value-type="string" calcext:value-type="string">
            <text:p>Rc (Ohm)</text:p>
          </table:table-cell>
          <table:table-cell table:formula="of:=3*[.C5]" office:value-type="float" office:value="720" calcext:value-type="float">
            <text:p>720</text:p>
          </table:table-cell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Izv (A)</text:p>
          </table:table-cell>
          <table:table-cell table:formula="of:=[.$C$2]/[.C10]" office:value-type="float" office:value="0.0333333333333333" calcext:value-type="float">
            <text:p>0,0333333333333333</text:p>
          </table:table-cell>
          <table:table-cell table:formula="of:=[.$C$2]/[.D10]" office:value-type="float" office:value="0.3" calcext:value-type="float">
            <text:p>0,3</text:p>
          </table:table-cell>
          <table:table-cell table:formula="of:=[.$C$2]/[.E10]" office:value-type="float" office:value="0.0666666666666667" calcext:value-type="float">
            <text:p>0,0666666666666667</text:p>
          </table:table-cell>
          <table:table-cell table:formula="of:=[.$C$2]/[.F10]" office:value-type="float" office:value="0.15" calcext:value-type="float">
            <text:p>0,15</text:p>
          </table:table-cell>
        </table:table-row>
        <table:table-row table:style-name="ro1">
          <table:table-cell/>
          <table:table-cell office:value-type="string" calcext:value-type="string">
            <text:p>Izv (mA)</text:p>
          </table:table-cell>
          <table:table-cell table:formula="of:=[.C11]*1000" office:value-type="float" office:value="33.3333333333333" calcext:value-type="float">
            <text:p>33,3333333333333</text:p>
          </table:table-cell>
          <table:table-cell table:formula="of:=[.D11]*1000" office:value-type="float" office:value="300" calcext:value-type="float">
            <text:p>300</text:p>
          </table:table-cell>
          <table:table-cell table:formula="of:=[.E11]*1000" office:value-type="float" office:value="66.6666666666667" calcext:value-type="float">
            <text:p>66,6666666666667</text:p>
          </table:table-cell>
          <table:table-cell table:formula="of:=[.F11]*1000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Pv (W)</text:p>
          </table:table-cell>
          <table:table-cell table:formula="of:=[.$C$2]*[.C11]" office:value-type="float" office:value="0.8" calcext:value-type="float">
            <text:p>0,8</text:p>
          </table:table-cell>
          <table:table-cell table:formula="of:=[.$C$2]*[.D11]" office:value-type="float" office:value="7.2" calcext:value-type="float">
            <text:p>7,2</text:p>
          </table:table-cell>
          <table:table-cell table:formula="of:=[.$C$2]*[.E11]" office:value-type="float" office:value="1.6" calcext:value-type="float">
            <text:p>1,6</text:p>
          </table:table-cell>
          <table:table-cell table:formula="of:=[.$C$2]*[.F11]" office:value-type="float" office:value="3.6" calcext:value-type="float">
            <text:p>3,6</text:p>
          </table:table-cell>
        </table:table-row>
        <table:table-row table:style-name="ro1">
          <table:table-cell/>
          <table:table-cell office:value-type="string" calcext:value-type="string">
            <text:p>Izn (A)</text:p>
          </table:table-cell>
          <table:table-cell office:value-type="float" office:value="0.0532" calcext:value-type="float">
            <text:p>0,0532</text:p>
          </table:table-cell>
          <table:table-cell office:value-type="float" office:value="0.322" calcext:value-type="float">
            <text:p>0,322</text:p>
          </table:table-cell>
          <table:table-cell office:value-type="float" office:value="0.0864" calcext:value-type="float">
            <text:p>0,086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/>
          <table:table-cell office:value-type="string" calcext:value-type="string">
            <text:p>Pn (W)</text:p>
          </table:table-cell>
          <table:table-cell table:formula="of:=24*[.C14]" office:value-type="float" office:value="1.2768" calcext:value-type="float">
            <text:p>1,2768</text:p>
          </table:table-cell>
          <table:table-cell table:formula="of:=24*[.D14]" office:value-type="float" office:value="7.728" calcext:value-type="float">
            <text:p>7,728</text:p>
          </table:table-cell>
          <table:table-cell table:formula="of:=24*[.E14]" office:value-type="float" office:value="2.0736" calcext:value-type="float">
            <text:p>2,0736</text:p>
          </table:table-cell>
          <table:table-cell table:formula="of:=24*[.F14]" office:value-type="float" office:value="4.32" calcext:value-type="float">
            <text:p>4,32</text:p>
          </table:table-cell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formula="of:=[.C15]-[.C13]" office:value-type="float" office:value="0.4768" calcext:value-type="float">
            <text:p>0,4768</text:p>
          </table:table-cell>
          <table:table-cell table:formula="of:=[.D15]-[.D13]" office:value-type="float" office:value="0.528000000000001" calcext:value-type="float">
            <text:p>0,528000000000001</text:p>
          </table:table-cell>
          <table:table-cell table:formula="of:=[.E15]-[.E13]" office:value-type="float" office:value="0.4736" calcext:value-type="float">
            <text:p>0,4736</text:p>
          </table:table-cell>
          <table:table-cell table:formula="of:=[.F15]-[.F13]" office:value-type="float" office:value="0.720000000000001" calcext:value-type="float">
            <text:p>0,720000000000001</text:p>
          </table:table-cell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style-name="ce1" table:formula="of:=100*([.C16]/[.C15])" office:value-type="float" office:value="37.34335839599" calcext:value-type="float">
            <text:p>37,3434 %</text:p>
          </table:table-cell>
          <table:table-cell table:style-name="ce2" table:formula="of:=100*([.D16]/[.D15])" office:value-type="percentage" office:value="6.83229813664597" calcext:value-type="percentage">
            <text:p>0,6832%</text:p>
          </table:table-cell>
          <table:table-cell table:style-name="ce2" table:formula="of:=100*([.E16]/[.E15])" office:value-type="percentage" office:value="22.8395061728395" calcext:value-type="percentage">
            <text:p>2,2840%</text:p>
          </table:table-cell>
          <table:table-cell table:style-name="ce2" table:formula="of:=100*([.F16]/[.F15])" office:value-type="percentage" office:value="16.6666666666667" calcext:value-type="percentage">
            <text:p>1,66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percentage-style style:name="N115">
      <number:number number:decimal-places="4" number:min-decimal-places="4" number:min-integer-digits="1" number:display-factor="1000"/>
      <number:text>%</number:text>
    </number:percentage-style>
    <number:number-style style:name="N116">
      <number:number number:decimal-places="4" number:min-decimal-places="4"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.00.0000</text:date>, <text:time style:data-style-name="N2" text:time-value="20:13:30.954211138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6-16T17:40:11.013057235</meta:creation-date>
    <dc:date>2024-06-17T21:16:28.900656032</dc:date>
    <meta:editing-duration>PT1H5M21S</meta:editing-duration>
    <meta:editing-cycles>2</meta:editing-cycles>
    <meta:generator>LibreOffice/24.2.4.2$Linux_X86_64 LibreOffice_project/420$Build-2</meta:generator>
    <meta:document-statistic meta:table-count="1" meta:cell-count="56" meta:object-count="0"/>
  </office:meta>
</office:document-meta>
</file>